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color="#443205" fo:font-weight="bold" officeooo:rsid="00139646" officeooo:paragraph-rsid="00139646" style:font-weight-asian="bold" style:font-weight-complex="bold"/>
    </style:style>
    <style:style style:name="P2" style:family="paragraph" style:parent-style-name="Heading_20_3">
      <style:text-properties fo:font-weight="bold" officeooo:rsid="00139646" officeooo:paragraph-rsid="00139646" style:font-weight-asian="bold" style:font-weight-complex="bold"/>
    </style:style>
    <style:style style:name="P3" style:family="paragraph" style:parent-style-name="Standard">
      <style:text-properties fo:color="#3465a4" fo:font-weight="bold" style:font-weight-asian="bold" style:font-weight-complex="bold"/>
    </style:style>
    <style:style style:name="P4" style:family="paragraph" style:parent-style-name="Text_20_body">
      <style:text-properties fo:color="#355269" officeooo:paragraph-rsid="00139646"/>
    </style:style>
    <style:style style:name="P5" style:family="paragraph" style:parent-style-name="Text_20_body">
      <style:text-properties fo:color="#355269" fo:font-weight="bold" officeooo:rsid="00139646" officeooo:paragraph-rsid="00139646" style:font-weight-asian="bold" style:font-weight-complex="bold"/>
    </style:style>
    <style:style style:name="P6" style:family="paragraph" style:parent-style-name="Text_20_body">
      <style:text-properties fo:font-weight="bold" officeooo:paragraph-rsid="00139646" style:font-weight-asian="bold" style:font-weight-complex="bold"/>
    </style:style>
    <style:style style:name="P7" style:family="paragraph" style:parent-style-name="Text_20_body">
      <style:text-properties fo:color="#706e0c" fo:font-weight="bold" officeooo:rsid="00139646" officeooo:paragraph-rsid="00139646" style:font-weight-asian="bold" style:font-weight-complex="bold"/>
    </style:style>
    <style:style style:name="P8" style:family="paragraph" style:parent-style-name="Text_20_body">
      <style:text-properties fo:color="#ff0000" fo:font-weight="bold" officeooo:rsid="00139646" officeooo:paragraph-rsid="00139646" style:font-weight-asian="bold" style:font-weight-complex="bold"/>
    </style:style>
    <style:style style:name="P9" style:family="paragraph" style:parent-style-name="Text_20_body">
      <style:text-properties fo:color="#443205" fo:font-weight="bold" officeooo:paragraph-rsid="00139646" style:font-weight-asian="bold" style:font-weight-complex="bold"/>
    </style:style>
    <style:style style:name="P10" style:family="paragraph" style:parent-style-name="Text_20_body">
      <style:text-properties fo:color="#443205" fo:font-weight="bold" officeooo:rsid="001593e1" officeooo:paragraph-rsid="001593e1" style:font-weight-asian="bold" style:font-weight-complex="bold"/>
    </style:style>
    <style:style style:name="P11" style:family="paragraph" style:parent-style-name="Text_20_body">
      <style:text-properties fo:color="#443205" fo:font-weight="bold" officeooo:rsid="00160add" officeooo:paragraph-rsid="00160add" style:font-weight-asian="bold" style:font-weight-complex="bold"/>
    </style:style>
    <style:style style:name="P12" style:family="paragraph" style:parent-style-name="Text_20_body">
      <style:text-properties officeooo:paragraph-rsid="001593e1"/>
    </style:style>
    <style:style style:name="T1" style:family="text">
      <style:text-properties officeooo:rsid="0013964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39646" style:font-weight-asian="normal" style:font-weight-complex="normal"/>
    </style:style>
    <style:style style:name="T4" style:family="text">
      <style:text-properties officeooo:rsid="001593e1"/>
    </style:style>
    <style:style style:name="T5" style:family="text">
      <style:text-properties fo:font-weight="bold" officeooo:rsid="001593e1" style:font-weight-asian="bold" style:font-weight-complex="bold"/>
    </style:style>
    <style:style style:name="T6" style:family="text">
      <style:text-properties fo:color="#443205"/>
    </style:style>
    <style:style style:name="T7" style:family="text">
      <style:text-properties fo:color="#443205" fo:font-weight="bold" officeooo:rsid="001593e1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#</text:span>cat /proc/cpuinfo | grep 'model name'</text:p>
      <text:p text:style-name="P3">model name<text:tab/>: Intel(R) Core(TM) i5-7400 CPU @ 3.00GHz</text:p>
      <text:p text:style-name="P3">model name<text:tab/>: Intel(R) Core(TM) i5-7400 CPU @ 3.00GHz</text:p>
      <text:p text:style-name="P3">model name<text:tab/>: Intel(R) Core(TM) i5-7400 CPU @ 3.00GHz</text:p>
      <text:p text:style-name="P3">model name<text:tab/>: Intel(R) Core(TM) i5-7400 CPU @ 3.00GHz</text:p>
      <text:p text:style-name="P3"/>
      <text:p text:style-name="P3"/>
      <text:p text:style-name="P3"/>
      <text:p text:style-name="P3"/>
      <text:h text:style-name="P1" text:outline-level="3">#lspci | grep -i --color 'vga\|3d\|2d'</text:h>
      <text:p text:style-name="P9"><text:span text:style-name="T1">01:00.0 VGA compatible controller: NVIDIA Corporation GK208B [GeForce GT 710] (rev a1)</text:span></text:p>
      <text:p text:style-name="P6"/>
      <text:p text:style-name="P6"/>
      <text:p text:style-name="P5"><text:span text:style-name="T4">#</text:span>sudo dmidecode -t baseboard</text:p>
      <text:p text:style-name="P5">[sudo] password for cs_desktop_1: </text:p>
      <text:p text:style-name="P5"># dmidecode 3.2</text:p>
      <text:p text:style-name="P5">Getting SMBIOS data from sysfs.</text:p>
      <text:p text:style-name="P5">SMBIOS 3.0.0 present.</text:p>
      <text:p text:style-name="P5"/>
      <text:p text:style-name="P5">Handle 0x0002, DMI type 2, 15 bytes</text:p>
      <text:p text:style-name="P5">Base Board Information</text:p>
      <text:p text:style-name="P5"><text:tab/>Manufacturer: Gigabyte Technology Co., Ltd.</text:p>
      <text:p text:style-name="P5"><text:tab/>Product Name: H110M-DS2-CF</text:p>
      <text:p text:style-name="P5"><text:tab/>Version: x.x</text:p>
      <text:p text:style-name="P5"><text:tab/>Serial Number: Default string</text:p>
      <text:p text:style-name="P5"><text:tab/>Asset Tag: Default string</text:p>
      <text:p text:style-name="P5"><text:tab/>Features:</text:p>
      <text:p text:style-name="P5"><text:tab/><text:tab/>Board is a hosting board</text:p>
      <text:p text:style-name="P5"><text:tab/><text:tab/>Board is replaceable</text:p>
      <text:p text:style-name="P5"><text:tab/>Location In Chassis: Default string</text:p>
      <text:p text:style-name="P5"><text:tab/>Chassis Handle: 0x0003</text:p>
      <text:p text:style-name="P5"><text:tab/>Type: Motherboard</text:p>
      <text:p text:style-name="P5"><text:tab/>Contained Object Handles: 0</text:p>
      <text:p text:style-name="P5"><text:soft-page-break/></text:p>
      <text:p text:style-name="P5">Handle 0x0021, DMI type 10, 6 bytes</text:p>
      <text:p text:style-name="P5">On Board Device Information</text:p>
      <text:p text:style-name="P5"><text:tab/>Type: Video</text:p>
      <text:p text:style-name="P5"><text:tab/>Status: Enabled</text:p>
      <text:p text:style-name="P5"><text:tab/>Description: <text:s text:c="3"/>To Be Filled By O.E.M.</text:p>
      <text:p text:style-name="P5"/>
      <text:p text:style-name="P5">Handle 0x003A, DMI type 41, 11 bytes</text:p>
      <text:p text:style-name="P5">Onboard Device</text:p>
      <text:p text:style-name="P5"><text:tab/>Reference Designation: <text:s/>Onboard IGD</text:p>
      <text:p text:style-name="P5"><text:tab/>Type: Video</text:p>
      <text:p text:style-name="P5"><text:tab/>Status: Enabled</text:p>
      <text:p text:style-name="P5"><text:tab/>Type Instance: 1</text:p>
      <text:p text:style-name="P5"><text:tab/>Bus Address: 0000:00:02.0</text:p>
      <text:p text:style-name="P5"/>
      <text:p text:style-name="P5">Handle 0x003B, DMI type 41, 11 bytes</text:p>
      <text:p text:style-name="P5">Onboard Device</text:p>
      <text:p text:style-name="P5"><text:tab/>Reference Designation: <text:s/>Onboard LAN</text:p>
      <text:p text:style-name="P5"><text:tab/>Type: Ethernet</text:p>
      <text:p text:style-name="P5"><text:tab/>Status: Enabled</text:p>
      <text:p text:style-name="P5"><text:tab/>Type Instance: 1</text:p>
      <text:p text:style-name="P5"><text:tab/>Bus Address: 0000:00:19.0</text:p>
      <text:p text:style-name="P5"/>
      <text:p text:style-name="P5">Handle 0x003C, DMI type 41, 11 bytes</text:p>
      <text:p text:style-name="P5">Onboard Device</text:p>
      <text:p text:style-name="P5"><text:tab/>Reference Designation: <text:s/>Onboard 1394</text:p>
      <text:p text:style-name="P5"><text:tab/>Type: Other</text:p>
      <text:p text:style-name="P5"><text:tab/>Status: Enabled</text:p>
      <text:p text:style-name="P5"><text:tab/>Type Instance: 1</text:p>
      <text:p text:style-name="P5"><text:tab/>Bus Address: 0000:03:1c.2</text:p>
      <text:p text:style-name="P5"><text:soft-page-break/></text:p>
      <text:p text:style-name="P4"><text:span text:style-name="T3"/></text:p>
      <text:p text:style-name="P4"><text:span text:style-name="T3"/></text:p>
      <text:p text:style-name="P8">#dmesg |grep -i 'input'</text:p>
      <text:p text:style-name="P8">[ <text:s text:c="3"/>0.376696] input: Sleep Button as /devices/LNXSYSTM:00/LNXSYBUS:00/PNP0C0E:00/input/input0</text:p>
      <text:p text:style-name="P8">[ <text:s text:c="3"/>0.376730] input: Power Button as /devices/LNXSYSTM:00/LNXSYBUS:00/PNP0C0C:00/input/input1</text:p>
      <text:p text:style-name="P8">[ <text:s text:c="3"/>0.376758] input: Power Button as /devices/LNXSYSTM:00/LNXPWRBN:00/input/input2</text:p>
      <text:p text:style-name="P8">[ <text:s text:c="3"/>0.557205] input: Video Bus as /devices/LNXSYSTM:00/LNXSYBUS:00/PNP0A08:00/LNXVIDEO:00/input/input3</text:p>
      <text:p text:style-name="P8">[ <text:s text:c="3"/>1.744023] input: A4Tech USB Mouse as /devices/pci0000:00/0000:00:14.0/usb1/1-5/1-5:1.0/0003:09DA:C10A.0001/input/input4</text:p>
      <text:p text:style-name="P8">[ <text:s text:c="3"/>1.744160] input: A4Tech USB Mouse as /devices/pci0000:00/0000:00:14.0/usb1/1-5/1-5:1.0/0003:09DA:C10A.0001/input/input5</text:p>
      <text:p text:style-name="P8">[ <text:s text:c="3"/>1.744338] hid-generic 0003:09DA:C10A.0001: input,hiddev0,hidraw0: USB HID v1.10 Mouse [A4Tech USB Mouse] on usb-0000:00:14.0-5/input0</text:p>
      <text:p text:style-name="P8">[ <text:s text:c="3"/>1.744429] input: SIGMACHIP USB Keyboard as /devices/pci0000:00/0000:00:14.0/usb1/1-6/1-6:1.0/0003:1C4F:0026.0002/input/input6</text:p>
      <text:p text:style-name="P8">[ <text:s text:c="3"/>1.804295] hid-generic 0003:1C4F:0026.0002: input,hidraw1: USB HID v1.10 Keyboard [SIGMACHIP USB Keyboard] on usb-0000:00:14.0-6/input0</text:p>
      <text:p text:style-name="P8">[ <text:s text:c="3"/>1.804445] input: SIGMACHIP USB Keyboard Consumer Control as /devices/pci0000:00/0000:00:14.0/usb1/1-6/1-6:1.1/0003:1C4F:0026.0003/input/input7</text:p>
      <text:p text:style-name="P8">[ <text:s text:c="3"/>1.864217] input: SIGMACHIP USB Keyboard System Control as /devices/pci0000:00/0000:00:14.0/usb1/1-6/1-6:1.1/0003:1C4F:0026.0003/input/input8</text:p>
      <text:p text:style-name="P8">[ <text:s text:c="3"/>1.864409] hid-generic 0003:1C4F:0026.0003: input,hidraw2: USB HID v1.10 Device [SIGMACHIP USB Keyboard] on usb-0000:00:14.0-6/input1</text:p>
      <text:p text:style-name="P8">[ <text:s text:c="3"/>3.236160] snd_hda_codec_realtek hdaudioC0D0: <text:s text:c="3"/>inputs:</text:p>
      <text:p text:style-name="P8">[ <text:s text:c="3"/>3.265425] input: HDA Intel PCH Front Mic as /devices/pci0000:00/0000:00:1f.3/sound/card0/input9</text:p>
      <text:p text:style-name="P8">[ <text:s text:c="3"/>3.265462] input: HDA Intel PCH Rear Mic as /devices/pci0000:00/0000:00:1f.3/sound/card0/input10</text:p>
      <text:p text:style-name="P8">[ <text:s text:c="3"/>3.265492] input: HDA Intel PCH Line as /devices/pci0000:00/0000:00:1f.3/sound/card0/input11</text:p>
      <text:p text:style-name="P8"><text:soft-page-break/>[ <text:s text:c="3"/>3.265530] input: HDA Intel PCH Line Out as /devices/pci0000:00/0000:00:1f.3/sound/card0/input12</text:p>
      <text:p text:style-name="P8">[ <text:s text:c="3"/>3.265560] input: HDA Intel PCH Front Headphone as /devices/pci0000:00/0000:00:1f.3/sound/card0/input13</text:p>
      <text:p text:style-name="P8">[ <text:s text:c="3"/>3.265651] input: HDA Intel PCH HDMI/DP,pcm=3 as /devices/pci0000:00/0000:00:1f.3/sound/card0/input14</text:p>
      <text:p text:style-name="P8">[ <text:s text:c="3"/>3.265688] input: HDA Intel PCH HDMI/DP,pcm=7 as /devices/pci0000:00/0000:00:1f.3/sound/card0/input15</text:p>
      <text:p text:style-name="P8">[ <text:s text:c="3"/>3.265716] input: HDA Intel PCH HDMI/DP,pcm=8 as /devices/pci0000:00/0000:00:1f.3/sound/card0/input16</text:p>
      <text:p text:style-name="P8">[ <text:s text:c="3"/>3.265745] input: HDA Intel PCH HDMI/DP,pcm=9 as /devices/pci0000:00/0000:00:1f.3/sound/card0/input17</text:p>
      <text:p text:style-name="P8">[ <text:s text:c="3"/>3.265771] input: HDA Intel PCH HDMI/DP,pcm=10 as /devices/pci0000:00/0000:00:1f.3/sound/card0/input18</text:p>
      <text:p text:style-name="P8">[ <text:s text:c="3"/>3.831962] input: HDA NVidia HDMI/DP,pcm=3 as /devices/pci0000:00/0000:00:01.0/0000:01:00.1/sound/card1/input19</text:p>
      <text:p text:style-name="P8">[ <text:s text:c="3"/>3.832034] input: HDA NVidia HDMI/DP,pcm=7 as /devices/pci0000:00/0000:00:01.0/0000:01:00.1/sound/card1/input20</text:p>
      <text:p text:style-name="P8">[ <text:s text:c="2"/>10.897423] rfkill: input handler disabled</text:p>
      <text:p text:style-name="P8">[ <text:s text:c="2"/>37.552651] rfkill: input handler enabled</text:p>
      <text:p text:style-name="P8">[ <text:s text:c="2"/>39.702807] rfkill: input handler disabled</text:p>
      <text:p text:style-name="P7"/>
      <text:p text:style-name="P7"/>
      <text:p text:style-name="P7"/>
      <text:h text:style-name="P2" text:outline-level="3">#lspci | grep -i 'audio'</text:h>
      <text:p text:style-name="P6">00:1f.3 Audio device: Intel Corporation 100 Series/C230 Series Chipset Family HD Audio Controller (rev 31)</text:p>
      <text:p text:style-name="P6">01:00.1 Audio device: NVIDIA Corporation GK208 HDMI/DP Audio Controller (rev a1)</text:p>
      <text:p text:style-name="P6"/>
      <text:p text:style-name="P6"/>
      <text:p text:style-name="P12"><text:span text:style-name="T7">#</text:span><text:span text:style-name="Source_20_Text"><text:span text:style-name="T6">lspci | grep -i 'network'</text:span></text:span></text:p>
      <text:p text:style-name="P10">runned successfully</text:p>
      <text:p text:style-name="P10"><text:soft-page-break/></text:p>
      <text:p text:style-name="P10"/>
      <text:p text:style-name="P10">#sudo lshw -class network</text:p>
      <text:p text:style-name="P10"><text:s text:c="2"/>*-network <text:s text:c="16"/></text:p>
      <text:p text:style-name="P10"><text:s text:c="7"/>description: Ethernet interface</text:p>
      <text:p text:style-name="P10"><text:s text:c="7"/>product: RTL8111/8168/8411 PCI Express Gigabit Ethernet Controller</text:p>
      <text:p text:style-name="P10"><text:s text:c="7"/>vendor: Realtek Semiconductor Co., Ltd.</text:p>
      <text:p text:style-name="P10"><text:s text:c="7"/>physical id: 0</text:p>
      <text:p text:style-name="P10"><text:s text:c="7"/>bus info: pci@0000:02:00.0</text:p>
      <text:p text:style-name="P10"><text:s text:c="7"/>logical name: enp2s0</text:p>
      <text:p text:style-name="P10"><text:s text:c="7"/>version: 0c</text:p>
      <text:p text:style-name="P10"><text:s text:c="7"/>serial: e0:d5:5e:c0:08:66</text:p>
      <text:p text:style-name="P10"><text:s text:c="7"/>capacity: 1Gbit/s</text:p>
      <text:p text:style-name="P10"><text:s text:c="7"/>width: 64 bits</text:p>
      <text:p text:style-name="P10"><text:s text:c="7"/>clock: 33MHz</text:p>
      <text:p text:style-name="P10"><text:s text:c="7"/>capabilities: pm msi pciexpress msix vpd bus_master cap_list ethernet physical tp mii 10bt 10bt-fd 100bt 100bt-fd 1000bt-fd autonegotiation</text:p>
      <text:p text:style-name="P10"><text:s text:c="7"/>configuration: autonegotiation=on broadcast=yes driver=r8169 firmware=rtl8168g-2_0.0.1 02/06/13 latency=0 link=no multicast=yes port=MII</text:p>
      <text:p text:style-name="P10"><text:s text:c="7"/>resources: irq:16 ioport:d000(size=256) memory:ef100000-ef100fff memory:ea100000-ea103fff</text:p>
      <text:p text:style-name="P10"><text:s text:c="2"/>*-network</text:p>
      <text:p text:style-name="P10"><text:s text:c="7"/>description: Wireless interface</text:p>
      <text:p text:style-name="P10"><text:s text:c="7"/>physical id: 2</text:p>
      <text:p text:style-name="P10"><text:s text:c="7"/>bus info: usb@1:4</text:p>
      <text:p text:style-name="P10"><text:s text:c="7"/>logical name: wlx503eaa963da0</text:p>
      <text:p text:style-name="P10"><text:s text:c="7"/>serial: 50:3e:aa:96:3d:a0</text:p>
      <text:p text:style-name="P10"><text:s text:c="7"/>capabilities: ethernet physical wireless</text:p>
      <text:p text:style-name="P10"><text:s text:c="7"/>configuration: broadcast=yes driver=r8188eu ip=192.168.1.7 multicast=yes wireless=IEEE 802.11bgn</text:p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1">#</text:p>
      <text:p text:style-name="P11"/>
      <text:p text:style-name="P11">sudo lshw -class disk -class storage</text:p>
      <text:p text:style-name="P11"><text:s text:c="2"/>*-usb:3 <text:s text:c="18"/></text:p>
      <text:p text:style-name="P11"><text:s text:c="7"/>description: Mass storage device</text:p>
      <text:p text:style-name="P11"><text:s text:c="7"/>product: USB DISK 3.0</text:p>
      <text:p text:style-name="P11"><text:s text:c="7"/>physical id: a</text:p>
      <text:p text:style-name="P11"><text:s text:c="7"/>bus info: usb@1:a</text:p>
      <text:p text:style-name="P11"><text:s text:c="7"/>version: 1.10</text:p>
      <text:p text:style-name="P11"><text:s text:c="7"/>serial: 07008CB673847903</text:p>
      <text:p text:style-name="P11"><text:s text:c="7"/>capabilities: usb-2.10 scsi</text:p>
      <text:p text:style-name="P11"><text:s text:c="7"/>configuration: driver=usb-storage maxpower=300mA speed=480Mbit/s</text:p>
      <text:p text:style-name="P11"><text:s text:c="2"/>*-sata</text:p>
      <text:p text:style-name="P11"><text:s text:c="7"/>description: SATA controller</text:p>
      <text:p text:style-name="P11"><text:s text:c="7"/>product: Q170/Q150/B150/H170/H110/Z170/CM236 Chipset SATA Controller [AHCI Mode]</text:p>
      <text:p text:style-name="P11"><text:s text:c="7"/>vendor: Intel Corporation</text:p>
      <text:p text:style-name="P11"><text:s text:c="7"/>physical id: 17</text:p>
      <text:p text:style-name="P11"><text:s text:c="7"/>bus info: pci@0000:00:17.0</text:p>
      <text:p text:style-name="P11"><text:s text:c="7"/>logical name: scsi0</text:p>
      <text:p text:style-name="P11"><text:s text:c="7"/>version: 31</text:p>
      <text:p text:style-name="P11"><text:s text:c="7"/>width: 32 bits</text:p>
      <text:p text:style-name="P11"><text:s text:c="7"/>clock: 66MHz</text:p>
      <text:p text:style-name="P11"><text:s text:c="7"/>capabilities: sata msi pm ahci_1.0 bus_master cap_list emulated</text:p>
      <text:p text:style-name="P11"><text:s text:c="7"/>configuration: driver=ahci latency=0</text:p>
      <text:p text:style-name="P11"><text:soft-page-break/><text:s text:c="7"/>resources: irq:130 memory:ef228000-ef229fff memory:ef22c000-ef22c0ff ioport:f090(size=8) ioport:f080(size=4) ioport:f060(size=32) memory:ef22b000-ef22b7ff</text:p>
      <text:p text:style-name="P11"><text:s text:c="5"/>*-disk</text:p>
      <text:p text:style-name="P11"><text:s text:c="10"/>description: ATA Disk</text:p>
      <text:p text:style-name="P11"><text:s text:c="10"/>product: TS512GSSD230S</text:p>
      <text:p text:style-name="P11"><text:s text:c="10"/>physical id: 0.0.0</text:p>
      <text:p text:style-name="P11"><text:s text:c="10"/>bus info: scsi@0:0.0.0</text:p>
      <text:p text:style-name="P11"><text:s text:c="10"/>logical name: /dev/sda</text:p>
      <text:p text:style-name="P11"><text:s text:c="10"/>version: 3A</text:p>
      <text:p text:style-name="P11"><text:s text:c="10"/>serial: F088321588</text:p>
      <text:p text:style-name="P11"><text:s text:c="10"/>size: 476GiB (512GB)</text:p>
      <text:p text:style-name="P11"><text:s text:c="10"/>capabilities: gpt-1.00 partitioned partitioned:gpt</text:p>
      <text:p text:style-name="P11"><text:s text:c="10"/>configuration: ansiversion=5 guid=2c7ff315-2bcd-4ad4-9ffa-eb8cfad9fe00 logicalsectorsize=512 sectorsize=512</text:p>
      <text:p text:style-name="P11"><text:s text:c="2"/>*-scsi</text:p>
      <text:p text:style-name="P11"><text:s text:c="7"/>physical id: c</text:p>
      <text:p text:style-name="P11"><text:s text:c="7"/>bus info: usb@1:10</text:p>
      <text:p text:style-name="P11"><text:s text:c="7"/>logical name: scsi4</text:p>
      <text:p text:style-name="P11"><text:s text:c="7"/>capabilities: emulated scsi-host</text:p>
      <text:p text:style-name="P11"><text:s text:c="7"/>configuration: driver=usb-storage</text:p>
      <text:p text:style-name="P11"><text:s text:c="5"/>*-disk</text:p>
      <text:p text:style-name="P11"><text:s text:c="10"/>description: SCSI Disk</text:p>
      <text:p text:style-name="P11"><text:s text:c="10"/>product: USB DISK 3.0</text:p>
      <text:p text:style-name="P11"><text:s text:c="10"/>physical id: 0.0.0</text:p>
      <text:p text:style-name="P11"><text:s text:c="10"/>bus info: scsi@4:0.0.0</text:p>
      <text:p text:style-name="P11"><text:s text:c="10"/>logical name: /dev/sdb</text:p>
      <text:p text:style-name="P11"><text:s text:c="10"/>version: PMAP</text:p>
      <text:p text:style-name="P11"><text:s text:c="10"/>serial: 0779000380C0</text:p>
      <text:p text:style-name="P11"><text:s text:c="10"/>size: 28GiB (31GB)</text:p>
      <text:p text:style-name="P11"><text:s text:c="10"/>capabilities: removable</text:p>
      <text:p text:style-name="P11"><text:soft-page-break/><text:s text:c="10"/>configuration: ansiversion=6 logicalsectorsize=512 sectorsize=512</text:p>
      <text:p text:style-name="P11"><text:s text:c="8"/>*-medium</text:p>
      <text:p text:style-name="P11"><text:s text:c="13"/>physical id: 0</text:p>
      <text:p text:style-name="P11"><text:s text:c="13"/>logical name: /dev/sdb</text:p>
      <text:p text:style-name="P11"><text:s text:c="13"/>size: 28GiB (31GB)</text:p>
      <text:p text:style-name="P11"><text:s text:c="13"/>capabilities: partitioned partitioned:dos</text:p>
      <text:p text:style-name="P11"><text:s text:c="13"/>configuration: signature=76ae6064</text:p>
      <text:p text:style-name="P10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9T10:57:05.938766770</meta:creation-date>
    <dc:date>2020-10-09T11:39:05.734521585</dc:date>
    <meta:editing-duration>PT1M29S</meta:editing-duration>
    <meta:editing-cycles>1</meta:editing-cycles>
    <meta:document-statistic meta:table-count="0" meta:image-count="0" meta:object-count="0" meta:page-count="8" meta:paragraph-count="168" meta:word-count="782" meta:character-count="7807" meta:non-whitespace-character-count="6420"/>
    <meta:generator>LibreOffice/6.4.4.2$Linux_X86_64 LibreOffice_project/40$Build-2</meta:generator>
  </office:meta>
</office:document-meta>
</file>